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16" table:default-cell-style-name="Default"/>
        <table:table-row table:style-name="ro1">
          <table:table-cell table:style-name="Default" office:value-type="string">
            <text:p>Relatif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56">
            <text:p>256</text:p>
          </table:table-cell>
          <table:table-cell office:value-type="float" office:value="-256">
            <text:p>-256</text:p>
          </table:table-cell>
          <table:table-cell table:number-columns-repeated="11"/>
        </table:table-row>
        <table:table-row table:style-name="ro1">
          <table:table-cell office:value-type="string">
            <text:p>Immédiat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56">
            <text:p>256</text:p>
          </table:table-cell>
          <table:table-cell office:value-type="float" office:value="-256">
            <text:p>-256</text:p>
          </table:table-cell>
          <table:table-cell office:value-type="float" office:value="65536">
            <text:p>65536</text:p>
          </table:table-cell>
          <table:table-cell office:value-type="float" office:value="-65536">
            <text:p>-65536</text:p>
          </table:table-cell>
          <table:table-cell office:value-type="float" office:value="2147483648">
            <text:p>2147483648</text:p>
          </table:table-cell>
          <table:table-cell office:value-type="float" office:value="-2147483648">
            <text:p>-2147483648</text:p>
          </table:table-cell>
          <table:table-cell table:number-columns-repeated="7"/>
        </table:table-row>
        <table:table-row table:style-name="ro1">
          <table:table-cell office:value-type="string">
            <text:p>Reg8</text:p>
          </table:table-cell>
          <table:table-cell office:value-type="string">
            <text:p>AL</text:p>
          </table:table-cell>
          <table:table-cell office:value-type="string">
            <text:p>CL</text:p>
          </table:table-cell>
          <table:table-cell office:value-type="string">
            <text:p>DL</text:p>
          </table:table-cell>
          <table:table-cell office:value-type="string">
            <text:p>BL</text:p>
          </table:table-cell>
          <table:table-cell office:value-type="string">
            <text:p>AH</text:p>
          </table:table-cell>
          <table:table-cell office:value-type="string">
            <text:p>CH</text:p>
          </table:table-cell>
          <table:table-cell office:value-type="string">
            <text:p>DH</text:p>
          </table:table-cell>
          <table:table-cell office:value-type="string">
            <text:p>BH</text:p>
          </table:table-cell>
          <table:table-cell table:number-columns-repeated="8"/>
        </table:table-row>
        <table:table-row table:style-name="ro1">
          <table:table-cell office:value-type="string">
            <text:p>Reg8ext</text:p>
          </table:table-cell>
          <table:table-cell office:value-type="string">
            <text:p>R8B</text:p>
          </table:table-cell>
          <table:table-cell office:value-type="string">
            <text:p>R9B</text:p>
          </table:table-cell>
          <table:table-cell office:value-type="string">
            <text:p>R10B</text:p>
          </table:table-cell>
          <table:table-cell office:value-type="string">
            <text:p>R11B</text:p>
          </table:table-cell>
          <table:table-cell office:value-type="string">
            <text:p>R12B</text:p>
          </table:table-cell>
          <table:table-cell office:value-type="string">
            <text:p>R13B</text:p>
          </table:table-cell>
          <table:table-cell office:value-type="string">
            <text:p>R14B</text:p>
          </table:table-cell>
          <table:table-cell office:value-type="string">
            <text:p>R15B</text:p>
          </table:table-cell>
          <table:table-cell table:number-columns-repeated="8"/>
        </table:table-row>
        <table:table-row table:style-name="ro1">
          <table:table-cell office:value-type="string">
            <text:p>Reg16</text:p>
          </table:table-cell>
          <table:table-cell office:value-type="string">
            <text:p>AX</text:p>
          </table:table-cell>
          <table:table-cell office:value-type="string">
            <text:p>CX</text:p>
          </table:table-cell>
          <table:table-cell office:value-type="string">
            <text:p>DX</text:p>
          </table:table-cell>
          <table:table-cell office:value-type="string">
            <text:p>BX</text:p>
          </table:table-cell>
          <table:table-cell office:value-type="string">
            <text:p>SP</text:p>
          </table:table-cell>
          <table:table-cell office:value-type="string">
            <text:p>BP</text:p>
          </table:table-cell>
          <table:table-cell office:value-type="string">
            <text:p>SI</text:p>
          </table:table-cell>
          <table:table-cell office:value-type="string">
            <text:p>DI</text:p>
          </table:table-cell>
          <table:table-cell table:number-columns-repeated="8"/>
        </table:table-row>
        <table:table-row table:style-name="ro1">
          <table:table-cell office:value-type="string">
            <text:p>Reg16ext</text:p>
          </table:table-cell>
          <table:table-cell office:value-type="string">
            <text:p>R8W</text:p>
          </table:table-cell>
          <table:table-cell office:value-type="string">
            <text:p>R9W</text:p>
          </table:table-cell>
          <table:table-cell office:value-type="string">
            <text:p>R10W</text:p>
          </table:table-cell>
          <table:table-cell office:value-type="string">
            <text:p>R11W</text:p>
          </table:table-cell>
          <table:table-cell office:value-type="string">
            <text:p>R12W</text:p>
          </table:table-cell>
          <table:table-cell office:value-type="string">
            <text:p>R13W</text:p>
          </table:table-cell>
          <table:table-cell office:value-type="string">
            <text:p>R14W</text:p>
          </table:table-cell>
          <table:table-cell office:value-type="string">
            <text:p>R15W</text:p>
          </table:table-cell>
          <table:table-cell table:number-columns-repeated="8"/>
        </table:table-row>
        <table:table-row table:style-name="ro1">
          <table:table-cell office:value-type="string">
            <text:p>Reg32</text:p>
          </table:table-cell>
          <table:table-cell office:value-type="string">
            <text:p>EAX</text:p>
          </table:table-cell>
          <table:table-cell office:value-type="string">
            <text:p>ECX</text:p>
          </table:table-cell>
          <table:table-cell office:value-type="string">
            <text:p>EDX</text:p>
          </table:table-cell>
          <table:table-cell office:value-type="string">
            <text:p>EBX</text:p>
          </table:table-cell>
          <table:table-cell office:value-type="string">
            <text:p>EBP</text:p>
          </table:table-cell>
          <table:table-cell office:value-type="string">
            <text:p>ESP</text:p>
          </table:table-cell>
          <table:table-cell office:value-type="string">
            <text:p>ESI</text:p>
          </table:table-cell>
          <table:table-cell office:value-type="string">
            <text:p>EDI</text:p>
          </table:table-cell>
          <table:table-cell table:number-columns-repeated="8"/>
        </table:table-row>
        <table:table-row table:style-name="ro1">
          <table:table-cell office:value-type="string">
            <text:p>Reg32ext</text:p>
          </table:table-cell>
          <table:table-cell office:value-type="string">
            <text:p>R8D</text:p>
          </table:table-cell>
          <table:table-cell office:value-type="string">
            <text:p>R9D</text:p>
          </table:table-cell>
          <table:table-cell office:value-type="string">
            <text:p>R10D</text:p>
          </table:table-cell>
          <table:table-cell office:value-type="string">
            <text:p>R11D</text:p>
          </table:table-cell>
          <table:table-cell office:value-type="string">
            <text:p>R12D</text:p>
          </table:table-cell>
          <table:table-cell office:value-type="string">
            <text:p>R13D</text:p>
          </table:table-cell>
          <table:table-cell office:value-type="string">
            <text:p>R14D</text:p>
          </table:table-cell>
          <table:table-cell office:value-type="string">
            <text:p>R15D</text:p>
          </table:table-cell>
          <table:table-cell table:number-columns-repeated="8"/>
        </table:table-row>
        <table:table-row table:style-name="ro1">
          <table:table-cell office:value-type="string">
            <text:p>Reg64</text:p>
          </table:table-cell>
          <table:table-cell office:value-type="string">
            <text:p>RAX</text:p>
          </table:table-cell>
          <table:table-cell office:value-type="string">
            <text:p>RCX</text:p>
          </table:table-cell>
          <table:table-cell office:value-type="string">
            <text:p>RDX</text:p>
          </table:table-cell>
          <table:table-cell office:value-type="string">
            <text:p>RBX</text:p>
          </table:table-cell>
          <table:table-cell office:value-type="string">
            <text:p>RBP</text:p>
          </table:table-cell>
          <table:table-cell office:value-type="string">
            <text:p>RSP</text:p>
          </table:table-cell>
          <table:table-cell office:value-type="string">
            <text:p>RSI</text:p>
          </table:table-cell>
          <table:table-cell office:value-type="string">
            <text:p>RDI</text:p>
          </table:table-cell>
          <table:table-cell table:number-columns-repeated="8"/>
        </table:table-row>
        <table:table-row table:style-name="ro1">
          <table:table-cell office:value-type="string">
            <text:p>Reg64ext</text:p>
          </table:table-cell>
          <table:table-cell office:value-type="string">
            <text:p>R8</text:p>
          </table:table-cell>
          <table:table-cell office:value-type="string">
            <text:p>R9</text:p>
          </table:table-cell>
          <table:table-cell office:value-type="string">
            <text:p>R10</text:p>
          </table:table-cell>
          <table:table-cell office:value-type="string">
            <text:p>R11</text:p>
          </table:table-cell>
          <table:table-cell office:value-type="string">
            <text:p>R12</text:p>
          </table:table-cell>
          <table:table-cell office:value-type="string">
            <text:p>R13</text:p>
          </table:table-cell>
          <table:table-cell office:value-type="string">
            <text:p>R14</text:p>
          </table:table-cell>
          <table:table-cell office:value-type="string">
            <text:p>R15</text:p>
          </table:table-cell>
          <table:table-cell table:number-columns-repeated="8"/>
        </table:table-row>
        <table:table-row table:style-name="ro1">
          <table:table-cell office:value-type="string">
            <text:p>Xmm reg</text:p>
          </table:table-cell>
          <table:table-cell office:value-type="string">
            <text:p>Xmm0</text:p>
          </table:table-cell>
          <table:table-cell office:value-type="string">
            <text:p>Xmm1</text:p>
          </table:table-cell>
          <table:table-cell office:value-type="string">
            <text:p>Xmm2</text:p>
          </table:table-cell>
          <table:table-cell office:value-type="string">
            <text:p>Xmm3</text:p>
          </table:table-cell>
          <table:table-cell office:value-type="string">
            <text:p>Xmm4</text:p>
          </table:table-cell>
          <table:table-cell office:value-type="string">
            <text:p>Xmm5</text:p>
          </table:table-cell>
          <table:table-cell office:value-type="string">
            <text:p>Xmm6</text:p>
          </table:table-cell>
          <table:table-cell office:value-type="string">
            <text:p>Xmm7</text:p>
          </table:table-cell>
          <table:table-cell table:number-columns-repeated="8"/>
        </table:table-row>
        <table:table-row table:style-name="ro1">
          <table:table-cell office:value-type="string">
            <text:p>Xmm reg ext</text:p>
          </table:table-cell>
          <table:table-cell office:value-type="string">
            <text:p>Xmm8</text:p>
          </table:table-cell>
          <table:table-cell office:value-type="string">
            <text:p>Xmm9</text:p>
          </table:table-cell>
          <table:table-cell office:value-type="string">
            <text:p>Xmm10</text:p>
          </table:table-cell>
          <table:table-cell office:value-type="string">
            <text:p>Xmm11</text:p>
          </table:table-cell>
          <table:table-cell office:value-type="string">
            <text:p>Xmm12</text:p>
          </table:table-cell>
          <table:table-cell office:value-type="string">
            <text:p>Xmm13</text:p>
          </table:table-cell>
          <table:table-cell office:value-type="string">
            <text:p>Xmm14</text:p>
          </table:table-cell>
          <table:table-cell office:value-type="string">
            <text:p>Xmm15</text:p>
          </table:table-cell>
          <table:table-cell table:number-columns-repeated="8"/>
        </table:table-row>
        <table:table-row table:style-name="ro1">
          <table:table-cell office:value-type="string">
            <text:p>Ymm reg</text:p>
          </table:table-cell>
          <table:table-cell office:value-type="string">
            <text:p>Ymm0</text:p>
          </table:table-cell>
          <table:table-cell office:value-type="string">
            <text:p>Ymm1</text:p>
          </table:table-cell>
          <table:table-cell office:value-type="string">
            <text:p>Ymm2</text:p>
          </table:table-cell>
          <table:table-cell office:value-type="string">
            <text:p>Ymm3</text:p>
          </table:table-cell>
          <table:table-cell office:value-type="string">
            <text:p>Ymm4</text:p>
          </table:table-cell>
          <table:table-cell office:value-type="string">
            <text:p>Ymm5</text:p>
          </table:table-cell>
          <table:table-cell office:value-type="string">
            <text:p>Ymm6</text:p>
          </table:table-cell>
          <table:table-cell office:value-type="string">
            <text:p>Ymm7</text:p>
          </table:table-cell>
          <table:table-cell office:value-type="string">
            <text:p>Ymm8</text:p>
          </table:table-cell>
          <table:table-cell office:value-type="string">
            <text:p>Ymm9</text:p>
          </table:table-cell>
          <table:table-cell office:value-type="string">
            <text:p>Ymm10</text:p>
          </table:table-cell>
          <table:table-cell office:value-type="string">
            <text:p>Ymm11</text:p>
          </table:table-cell>
          <table:table-cell office:value-type="string">
            <text:p>Ymm12</text:p>
          </table:table-cell>
          <table:table-cell office:value-type="string">
            <text:p>Ymm13</text:p>
          </table:table-cell>
          <table:table-cell office:value-type="string">
            <text:p>Ymm14</text:p>
          </table:table-cell>
          <table:table-cell office:value-type="string">
            <text:p>Ymm15</text:p>
          </table:table-cell>
        </table:table-row>
        <table:table-row table:style-name="ro1">
          <table:table-cell office:value-type="string">
            <text:p>Mmx reg</text:p>
          </table:table-cell>
          <table:table-cell office:value-type="string">
            <text:p>Mm0</text:p>
          </table:table-cell>
          <table:table-cell office:value-type="string">
            <text:p>Mm1</text:p>
          </table:table-cell>
          <table:table-cell office:value-type="string">
            <text:p>Mm2</text:p>
          </table:table-cell>
          <table:table-cell office:value-type="string">
            <text:p>Mm3</text:p>
          </table:table-cell>
          <table:table-cell office:value-type="string">
            <text:p>Mm4</text:p>
          </table:table-cell>
          <table:table-cell office:value-type="string">
            <text:p>Mm5</text:p>
          </table:table-cell>
          <table:table-cell office:value-type="string">
            <text:p>Mm6</text:p>
          </table:table-cell>
          <table:table-cell office:value-type="string">
            <text:p>Mm7</text:p>
          </table:table-cell>
          <table:table-cell table:number-columns-repeated="8"/>
        </table:table-row>
        <table:table-row table:style-name="ro1">
          <table:table-cell office:value-type="string">
            <text:p>Float reg</text:p>
          </table:table-cell>
          <table:table-cell office:value-type="string">
            <text:p>ST(0)</text:p>
          </table:table-cell>
          <table:table-cell office:value-type="string">
            <text:p>ST(1)</text:p>
          </table:table-cell>
          <table:table-cell office:value-type="string">
            <text:p>ST(2)</text:p>
          </table:table-cell>
          <table:table-cell office:value-type="string">
            <text:p>ST(3)</text:p>
          </table:table-cell>
          <table:table-cell office:value-type="string">
            <text:p>ST(4)</text:p>
          </table:table-cell>
          <table:table-cell office:value-type="string">
            <text:p>ST(5)</text:p>
          </table:table-cell>
          <table:table-cell office:value-type="string">
            <text:p>ST(6)</text:p>
          </table:table-cell>
          <table:table-cell office:value-type="string">
            <text:p>ST(7)</text:p>
          </table:table-cell>
          <table:table-cell table:number-columns-repeated="8"/>
        </table:table-row>
        <table:table-row table:style-name="ro1">
          <table:table-cell office:value-type="string">
            <text:p>Control Reg</text:p>
          </table:table-cell>
          <table:table-cell office:value-type="string">
            <text:p>CR0</text:p>
          </table:table-cell>
          <table:table-cell office:value-type="string">
            <text:p>CR2</text:p>
          </table:table-cell>
          <table:table-cell office:value-type="string">
            <text:p>CR4</text:p>
          </table:table-cell>
          <table:table-cell office:value-type="string">
            <text:p>CR7</text:p>
          </table:table-cell>
          <table:table-cell office:value-type="string">
            <text:p>CR8</text:p>
          </table:table-cell>
          <table:table-cell table:number-columns-repeated="11"/>
        </table:table-row>
        <table:table-row table:style-name="ro1">
          <table:table-cell office:value-type="string">
            <text:p>Debug reg</text:p>
          </table:table-cell>
          <table:table-cell office:value-type="string">
            <text:p>DR0</text:p>
          </table:table-cell>
          <table:table-cell office:value-type="string">
            <text:p>DR1</text:p>
          </table:table-cell>
          <table:table-cell office:value-type="string">
            <text:p>DR2</text:p>
          </table:table-cell>
          <table:table-cell office:value-type="string">
            <text:p>DR3</text:p>
          </table:table-cell>
          <table:table-cell office:value-type="string">
            <text:p>DR4</text:p>
          </table:table-cell>
          <table:table-cell office:value-type="string">
            <text:p>DR5</text:p>
          </table:table-cell>
          <table:table-cell office:value-type="string">
            <text:p>DR6</text:p>
          </table:table-cell>
          <table:table-cell office:value-type="string">
            <text:p>DR7</text:p>
          </table:table-cell>
          <table:table-cell office:value-type="string">
            <text:p>DR8</text:p>
          </table:table-cell>
          <table:table-cell office:value-type="string">
            <text:p>DR9</text:p>
          </table:table-cell>
          <table:table-cell office:value-type="string">
            <text:p>DR10</text:p>
          </table:table-cell>
          <table:table-cell office:value-type="string">
            <text:p>DR11</text:p>
          </table:table-cell>
          <table:table-cell office:value-type="string">
            <text:p>DR12</text:p>
          </table:table-cell>
          <table:table-cell office:value-type="string">
            <text:p>DR13</text:p>
          </table:table-cell>
          <table:table-cell office:value-type="string">
            <text:p>DR14</text:p>
          </table:table-cell>
          <table:table-cell office:value-type="string">
            <text:p>DR15</text:p>
          </table:table-cell>
        </table:table-row>
        <table:table-row table:style-name="ro1">
          <table:table-cell office:value-type="string">
            <text:p>Mem:seg</text:p>
          </table:table-cell>
          <table:table-cell office:value-type="string">
            <text:p>ES</text:p>
          </table:table-cell>
          <table:table-cell office:value-type="string">
            <text:p>CS</text:p>
          </table:table-cell>
          <table:table-cell office:value-type="string">
            <text:p>DS</text:p>
          </table:table-cell>
          <table:table-cell office:value-type="string">
            <text:p>SS</text:p>
          </table:table-cell>
          <table:table-cell office:value-type="string">
            <text:p>FS</text:p>
          </table:table-cell>
          <table:table-cell office:value-type="string">
            <text:p>GS</text:p>
          </table:table-cell>
          <table:table-cell table:number-columns-repeated="10"/>
        </table:table-row>
        <table:table-row table:style-name="ro1">
          <table:table-cell office:value-type="string">
            <text:p>Mem:di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56">
            <text:p>256</text:p>
          </table:table-cell>
          <table:table-cell office:value-type="float" office:value="-256">
            <text:p>-256</text:p>
          </table:table-cell>
          <table:table-cell table:number-columns-repeated="11"/>
        </table:table-row>
        <table:table-row table:style-name="ro1">
          <table:table-cell office:value-type="string">
            <text:p>Mem:base32</text:p>
          </table:table-cell>
          <table:table-cell office:value-type="string">
            <text:p>RIP</text:p>
          </table:table-cell>
          <table:table-cell office:value-type="string">
            <text:p>Reg32</text:p>
          </table:table-cell>
          <table:table-cell table:number-columns-repeated="14"/>
        </table:table-row>
        <table:table-row table:style-name="ro1">
          <table:table-cell office:value-type="string">
            <text:p>Mem:base32ext</text:p>
          </table:table-cell>
          <table:table-cell office:value-type="string">
            <text:p>Reg32ext</text:p>
          </table:table-cell>
          <table:table-cell table:number-columns-repeated="15"/>
        </table:table-row>
        <table:table-row table:style-name="ro1">
          <table:table-cell office:value-type="string">
            <text:p>Mem:base64</text:p>
          </table:table-cell>
          <table:table-cell office:value-type="string">
            <text:p>RIP</text:p>
          </table:table-cell>
          <table:table-cell office:value-type="string">
            <text:p>Reg64</text:p>
          </table:table-cell>
          <table:table-cell table:number-columns-repeated="14"/>
        </table:table-row>
        <table:table-row table:style-name="ro1">
          <table:table-cell office:value-type="string">
            <text:p>Mem:base64ext</text:p>
          </table:table-cell>
          <table:table-cell office:value-type="string">
            <text:p>Reg64ext</text:p>
          </table:table-cell>
          <table:table-cell table:number-columns-repeated="15"/>
        </table:table-row>
        <table:table-row table:style-name="ro1">
          <table:table-cell office:value-type="string">
            <text:p>Mem:index32</text:p>
          </table:table-cell>
          <table:table-cell office:value-type="string">
            <text:p>Reg32</text:p>
          </table:table-cell>
          <table:table-cell table:number-columns-repeated="15"/>
        </table:table-row>
        <table:table-row table:style-name="ro1">
          <table:table-cell office:value-type="string">
            <text:p>Mem:index32ext</text:p>
          </table:table-cell>
          <table:table-cell office:value-type="string">
            <text:p>Reg32ext</text:p>
          </table:table-cell>
          <table:table-cell table:number-columns-repeated="15"/>
        </table:table-row>
        <table:table-row table:style-name="ro1">
          <table:table-cell office:value-type="string">
            <text:p>Mem:index64</text:p>
          </table:table-cell>
          <table:table-cell office:value-type="string">
            <text:p>Reg64</text:p>
          </table:table-cell>
          <table:table-cell table:number-columns-repeated="15"/>
        </table:table-row>
        <table:table-row table:style-name="ro1">
          <table:table-cell office:value-type="string">
            <text:p>Mem:index64ext</text:p>
          </table:table-cell>
          <table:table-cell office:value-type="string">
            <text:p>Reg64ext</text:p>
          </table:table-cell>
          <table:table-cell table:number-columns-repeated="15"/>
        </table:table-row>
        <table:table-row table:style-name="ro1">
          <table:table-cell office:value-type="string">
            <text:p>Mem:sca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table:style-name="Default" office:value-type="string">
            <text:p>Mem:config</text:p>
          </table:table-cell>
          <table:table-cell office:value-type="string">
            <text:p>disp</text:p>
          </table:table-cell>
          <table:table-cell office:value-type="string">
            <text:p>base</text:p>
          </table:table-cell>
          <table:table-cell office:value-type="string">
            <text:p>seg+base</text:p>
          </table:table-cell>
          <table:table-cell office:value-type="string">
            <text:p>disp+base</text:p>
          </table:table-cell>
          <table:table-cell office:value-type="string">
            <text:p>seg+disp+base</text:p>
          </table:table-cell>
          <table:table-cell office:value-type="string">
            <text:p>base+index+scale</text:p>
          </table:table-cell>
          <table:table-cell office:value-type="string">
            <text:p>seg+base+index+scale</text:p>
          </table:table-cell>
          <table:table-cell office:value-type="string">
            <text:p>disp+base+index+scale</text:p>
          </table:table-cell>
          <table:table-cell office:value-type="string">
            <text:p>seg+disp+base+index+scale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Mem:szconfig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 office:value-type="string">
            <text:p>Configurations mémoires possibles</text:p>
          </table:table-cell>
          <table:table-cell/>
          <table:table-cell office:value-type="string">
            <text:p>disp</text:p>
          </table:table-cell>
          <table:table-cell office:value-type="string">
            <text:p>base</text:p>
          </table:table-cell>
          <table:table-cell office:value-type="string">
            <text:p>seg+base</text:p>
          </table:table-cell>
          <table:table-cell office:value-type="string">
            <text:p>disp+base</text:p>
          </table:table-cell>
          <table:table-cell office:value-type="string">
            <text:p>seg+disp+base</text:p>
          </table:table-cell>
          <table:table-cell office:value-type="string">
            <text:p>base+index+scale</text:p>
          </table:table-cell>
          <table:table-cell office:value-type="string">
            <text:p>seg+base+index+scale</text:p>
          </table:table-cell>
          <table:table-cell office:value-type="string">
            <text:p>disp+base+index+scale</text:p>
          </table:table-cell>
          <table:table-cell office:value-type="string">
            <text:p>seg+disp+base+index+scale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8">08/07/2011</text:date>, <text:time>10:1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go BOLLORE</meta:initial-creator>
    <meta:creation-date>2011-06-23T09:50:05</meta:creation-date>
    <dc:date>2011-07-08T10:16:11</dc:date>
    <dc:creator>Hugo BOLLORE</dc:creator>
    <meta:editing-duration>PT04H28M12S</meta:editing-duration>
    <meta:editing-cycles>40</meta:editing-cycles>
    <meta:generator>OpenOffice.org/3.2$Unix OpenOffice.org_project/320m19$Build-9505</meta:generator>
    <meta:document-statistic meta:table-count="3" meta:cell-count="223" meta:object-count="0"/>
  </office:meta>
</office:document-meta>
</file>